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9">19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indeksien eheyden seuraaminen ja eheyttäminen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ksi tietokantojen indeksien eheyttä on seurattava?</text:span></text:p>
              </text:list-item>
              <text:list-item>
                <text:p text:style-name="P12"><text:span text:style-name="T6">Millaisia erilaisia indeksejä on olemassa?</text:span></text:p>
              </text:list-item>
              <text:list-item>
                <text:p text:style-name="P12"><text:span text:style-name="T6">Mitä tietokannoissa kannattaa indeksoida? Mitä asioita on otettava huomioon? Millainen on mahdollinen työjärjestys?</text:span></text:p>
              </text:list-item>
              <text:list-item>
                <text:p text:style-name="P12"><text:span text:style-name="T6">Miten tietokantojen indeksien eheyttä seurataan?</text:span></text:p>
              </text:list-item>
              <text:list-item>
                <text:p text:style-name="P12"><text:span text:style-name="T6">Kuinka usein tietokantojen indeksien eheyttä kannattaa seurata?</text:span></text:p>
              </text:list-item>
              <text:list-item>
                <text:p text:style-name="P12"><text:span text:style-name="T6">Mitkä ovat ne toimenpiteet, jos tietokantojen indeksien eheys ei ole halutuissa rajoissa?</text:span></text:p>
              </text:list-item>
              <text:list-item>
                <text:p text:style-name="P12"><text:span text:style-name="T6">Mitä fragmentoitumisella tarkoiteta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T-SQL komento Microsoft SQL Server:in indeksien ehyden seurantaan on</text:span><text:span text:style-name="T6"><text:line-break/></text:span><text:span text:style-name="T6">dbcc</text:span></text:p>
              </text:list-item>
              <text:list-item>
                <text:p text:style-name="P12"><text:span text:style-name="T6">Tutustu komentoon.</text:span></text:p>
              </text:list-item>
              <text:list-item>
                <text:p text:style-name="P12"><text:span text:style-name="T6">Mitä kaikkea sillä voi tehdä?</text:span></text:p>
              </text:list-item>
              <text:list-item>
                <text:p text:style-name="P12"><text:span text:style-name="T6">Mikä tekee sitä haasteellisen käyttä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indeksien eheyden seuraa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3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on olemassa erilaisia indeksejä?</text:span></text:p>
              </text:list-item>
              <text:list-item>
                <text:p text:style-name="P12"><text:span text:style-name="T6">Tutustutaan Microsoft SQL Server:istäkin löytyvään Clustered Index -nimiseen indeksiin.</text:span><text:span text:style-name="T6"><text:line-break/></text:span><text:span text:style-name="T6">Sitä on käytetty esimerkiksi AdventureWorks2012 tietokannan Sales.SalesOrderDetail taulun pääavaimessa.</text:span></text:p>
              </text:list-item>
              <text:list-item>
                <text:p text:style-name="P12"><text:span text:style-name="T6">Mitä Microsoft:in omilla sivuilla kerrotaan tästä Clustered Index:stä?</text:span></text:p>
              </text:list-item>
              <text:list-item>
                <text:p text:style-name="P12"><text:span text:style-name="T6">Miksi se on tärkeä?</text:span></text:p>
              </text:list-item>
              <text:list-item>
                <text:p text:style-name="P12"><text:span text:style-name="T6">Mikä puolestaan on Non-Clustered Index?</text:span></text:p>
              </text:list-item>
              <text:list-item>
                <text:p text:style-name="P12"><text:span text:style-name="T6">Mihin sitä tarvitaan?</text:span></text:p>
              </text:list-item>
              <text:list-item>
                <text:p text:style-name="P12"><text:span text:style-name="T6">Mitä tarkoitetaan B-puulla? </text:span></text:p>
                <text:p text:style-name="P12"><text:span text:style-name="T6"/></text:p>
              </text:list-item>
            </text:list>
          </draw:text-box>
        </draw:frame>
        <draw:frame draw:name="Title 7_3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Erilaisia indeksejä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9">19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9">19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31</meta:editing-cycles>
    <meta:print-date>2020-09-28T07:56:54</meta:print-date>
    <meta:creation-date>2020-11-11T09:16:24</meta:creation-date>
    <dc:date>2024-03-19T12:51:54.438000000</dc:date>
    <meta:editing-duration>PT11H53M33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